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fo:min-height="2.41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draw:stroke="none" svg:stroke-color="#000000" draw:fill="none" draw:fill-color="#ffffff" fo:min-height="2.261cm"/>
    </style:style>
    <style:style style:name="gr10" style:family="graphic" style:parent-style-name="standard">
      <style:graphic-properties draw:stroke="none" svg:stroke-color="#000000" draw:fill="none" draw:fill-color="#ffffff" fo:min-height="4.318cm"/>
    </style:style>
    <style:style style:name="gr11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0.287cm" svg:x="1.889cm" svg:y="5.6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27cm" svg:x="1.381cm" svg:y="1.7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" draw:text-style-name="P1" draw:layer="layout" svg:x1="1.889cm" svg:y1="3.159cm" svg:x2="1.889cm" svg:y2="4.302cm">
          <text:p/>
        </draw:line>
        <draw:line draw:style-name="gr2" draw:text-style-name="P1" draw:layer="layout" svg:x1="1cm" svg:y1="4.937cm" svg:x2="1.889cm" svg:y2="4.175cm">
          <text:p/>
        </draw:line>
        <draw:line draw:style-name="gr2" draw:text-style-name="P1" draw:layer="layout" svg:x1="2.905cm" svg:y1="4.937cm" svg:x2="1.889cm" svg:y2="4.302cm">
          <text:p/>
        </draw:line>
        <draw:line draw:style-name="gr2" draw:text-style-name="P1" draw:layer="layout" svg:x1="1.381cm" svg:y1="3.54cm" svg:x2="2.651cm" svg:y2="3.413cm">
          <text:p/>
        </draw:line>
        <draw:custom-shape draw:style-name="gr1" draw:text-style-name="P1" draw:layer="layout" svg:width="0.508cm" svg:height="6.985cm" svg:x="5.445cm" svg:y="7.09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24cm" svg:y1="7.731cm" svg:x2="5.445cm" svg:y2="7.731cm">
          <text:p/>
        </draw:line>
        <draw:frame draw:style-name="gr4" draw:layer="layout" svg:width="3.429cm" svg:height="1.673cm" svg:x="2.905cm" svg:y="8.747cm">
          <draw:text-box>
            <text:p>Start</text:p>
            <text:p>Game</text:p>
          </draw:text-box>
        </draw:frame>
        <draw:line draw:style-name="gr3" draw:text-style-name="P1" draw:layer="layout" svg:x1="5.953cm" svg:y1="10.017cm" svg:x2="10.906cm" svg:y2="10.017cm">
          <text:p/>
        </draw:line>
        <draw:custom-shape draw:style-name="gr1" draw:text-style-name="P1" draw:layer="layout" svg:width="0.635cm" svg:height="4.699cm" svg:x="10.906cm" svg:y="9.50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794cm" svg:height="2.667cm" svg:x="7.985cm" svg:y="10.144cm">
          <draw:text-box>
            <text:p>update</text:p>
            <text:p>class timer</text:p>
          </draw:text-box>
        </draw:frame>
        <draw:custom-shape draw:style-name="gr6" draw:text-style-name="P1" draw:layer="layout" svg:width="3.302cm" svg:height="1.905cm" svg:x="9.382cm" svg:y="5.953cm">
          <text:p text:style-name="P1">Class ti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4.699cm" svg:x="14.335cm" svg:y="10.3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541cm" svg:y1="10.779cm" svg:x2="14.335cm" svg:y2="10.779cm">
          <text:p/>
        </draw:line>
        <draw:line draw:style-name="gr2" draw:text-style-name="P1" draw:layer="layout" svg:x1="14.716cm" svg:y1="10.398cm" svg:x2="14.716cm" svg:y2="8.112cm">
          <text:p/>
        </draw:line>
        <draw:custom-shape draw:style-name="gr6" draw:text-style-name="P1" draw:layer="layout" svg:width="3.81cm" svg:height="1.651cm" svg:x="13.192cm" svg:y="6.461cm">
          <text:p text:style-name="P1">Scor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1cm" svg:height="2.159cm" svg:x="17.598cm" svg:y="10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1cm" svg:height="1.905cm" svg:x="17.51cm" svg:y="6.588cm">
          <text:p text:style-name="P1">Wi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891cm" svg:y1="10.779cm" svg:x2="17.891cm" svg:y2="8.493cm">
          <text:p/>
        </draw:line>
        <draw:line draw:style-name="gr3" draw:text-style-name="P1" draw:layer="layout" svg:x1="15.097cm" svg:y1="11.287cm" svg:x2="17.637cm" svg:y2="11.287cm">
          <text:p/>
        </draw:line>
        <draw:line draw:style-name="gr7" draw:text-style-name="P1" draw:layer="layout" svg:x1="17.637cm" svg:y1="15.859cm" svg:x2="2.651cm" svg:y2="15.986cm">
          <text:p/>
        </draw:line>
        <draw:frame draw:style-name="gr8" draw:layer="layout" svg:width="12.319cm" svg:height="2.155cm" svg:x="2.524cm" svg:y="16.494cm">
          <draw:text-box>
            <text:p>Play again yes</text:p>
          </draw:text-box>
        </draw:frame>
        <draw:custom-shape draw:style-name="gr1" draw:text-style-name="P1" draw:layer="layout" svg:width="0.762cm" svg:height="5.842cm" svg:x="20.939cm" svg:y="11.6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18cm" svg:height="2.921cm" svg:x="21.066cm" svg:y="6.969cm">
          <text:p text:style-name="P1">Update Score</text:p>
          <text:p text:style-name="P1">Facebook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038cm" svg:y1="11.673cm" svg:x2="22.463cm" svg:y2="9.89cm">
          <text:p/>
        </draw:line>
        <draw:line draw:style-name="gr3" draw:text-style-name="P1" draw:layer="layout" svg:x1="18.399cm" svg:y1="12.176cm" svg:x2="20.939cm" svg:y2="12.176cm">
          <text:p/>
        </draw:line>
        <draw:line draw:style-name="gr2" draw:text-style-name="P1" draw:layer="layout" svg:x1="11.287cm" svg:y1="9.509cm" svg:x2="11.287cm" svg:y2="7.985cm">
          <text:p/>
        </draw:line>
        <draw:custom-shape draw:style-name="gr6" draw:text-style-name="P1" draw:layer="layout" svg:width="4.826cm" svg:height="1.905cm" svg:x="4.937cm" svg:y="2.524cm">
          <text:p text:style-name="P1">Game tim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99cm" svg:y1="6.969cm" svg:x2="5.699cm" svg:y2="4.556cm">
          <text:p/>
        </draw:line>
        <draw:custom-shape draw:style-name="gr1" draw:text-style-name="P1" draw:layer="layout" svg:width="0.762cm" svg:height="2.667cm" svg:x="17.637cm" svg:y="14.0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891cm" svg:y1="16.748cm" svg:x2="17.891cm" svg:y2="18.272cm">
          <text:p/>
        </draw:line>
        <draw:custom-shape draw:style-name="gr6" draw:text-style-name="P1" draw:layer="layout" svg:width="3.175cm" svg:height="1.524cm" svg:x="17.383cm" svg:y="18.399cm">
          <text:p text:style-name="P1">Los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097cm" svg:y1="14.462cm" svg:x2="17.637cm" svg:y2="14.462cm">
          <text:p/>
        </draw:line>
        <draw:frame draw:style-name="gr9" draw:layer="layout" svg:width="2.921cm" svg:height="2.511cm" svg:x="11.668cm" svg:y="11.16cm">
          <draw:text-box>
            <text:p>Update score</text:p>
          </draw:text-box>
        </draw:frame>
        <draw:frame draw:style-name="gr10" draw:layer="layout" svg:width="2.667cm" svg:height="4.568cm" svg:x="18.653cm" svg:y="9.767cm">
          <draw:text-box>
            <text:p>Update winning score </text:p>
          </draw:text-box>
        </draw:frame>
        <draw:line draw:style-name="gr7" draw:text-style-name="P1" draw:layer="layout" svg:x1="17.51cm" svg:y1="12.557cm" svg:x2="2.651cm" svg:y2="12.684cm">
          <text:p/>
        </draw:line>
        <draw:frame draw:style-name="gr11" draw:layer="layout" svg:width="7.747cm" svg:height="1.52cm" svg:x="2.905cm" svg:y="13.192cm">
          <draw:text-box>
            <text:p>Play again yes</text:p>
          </draw:text-box>
        </draw:frame>
        <draw:frame draw:style-name="gr8" draw:layer="layout" svg:width="2.794cm" svg:height="2.155cm" svg:x="15.097cm" svg:y="9.128cm">
          <draw:text-box>
            <text:p>Update</text:p>
            <text:p>W</text:p>
          </draw:text-box>
        </draw:frame>
        <draw:frame draw:style-name="gr8" draw:layer="layout" svg:width="3.302cm" svg:height="2.155cm" svg:x="14.97cm" svg:y="14.589cm">
          <draw:text-box>
            <text:p>Update</text:p>
            <text:p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9T10:22:19</meta:creation-date>
    <dc:date>2014-06-19T11:50:30</dc:date>
    <meta:editing-duration>PT1H13M1S</meta:editing-duration>
    <meta:editing-cycles>2</meta:editing-cycles>
    <meta:generator>LibreOffice/3.5$Linux_X86_64 LibreOffice_project/350m1$Build-2</meta:generator>
    <meta:document-statistic meta:object-count="40"/>
  </office:meta>
</office:document-meta>
</file>